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indent="0.4916in"/>
    </style:style>
    <style:style style:name="TableColumn4" style:family="table-column">
      <style:table-column-properties style:column-width="1.2972in"/>
    </style:style>
    <style:style style:name="TableColumn5" style:family="table-column">
      <style:table-column-properties style:column-width="1.0798in"/>
    </style:style>
    <style:style style:name="TableColumn6" style:family="table-column">
      <style:table-column-properties style:column-width="1.2631in"/>
    </style:style>
    <style:style style:name="TableColumn7" style:family="table-column">
      <style:table-column-properties style:column-width="1.3548in"/>
    </style:style>
    <style:style style:name="TableColumn8" style:family="table-column">
      <style:table-column-properties style:column-width="1.2979in"/>
    </style:style>
    <style:style style:name="Table3" style:family="table">
      <style:table-properties style:width="6.293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office:automatic-styles>
  <office:body>
    <office:text text:use-soft-page-breaks="true">
      <text:p text:style-name="P1">Mini projet PHP</text:p>
      <text:p text:style-name="P2">Le projet s’est déroulé en plusieurs phases de travail. La première phase de travail a été la conception de la base de données afin de donner une direction<text:s/>à<text:s/>notre<text:s/>travail. Cette conception est passée par une phase commune de réflexion. Cette phase de réflexion nous a permis de générer une MCD puis une MPD et enfin un script SQL de notre base de données.</text:p>
      <text:p text:style-name="Normal"><text:tab/>Par la suite le premier travail a été de concevoir les différentes classes qui allaient composer le projet. Notre choix s’est porte sur le principe de l’hydratation qui permet de faciliter la création d’une instance de chaque classe. Ce principe d’hydratation doit respecter une syntaxe précise pour que cela fonctionne. Nous avons donc 4 classes différentes. Cambrure et Paramètre. Chaque classe « fille » a une classe mère qui permet de modifier les attributs des classes filles : CambrureManager et ParametreManager.</text:p>
      <text:p text:style-name="Normal"><text:tab/>Après la rédaction de ces différentes classes il a fallu commencer à s’intéresser aux interfaces du projet. Nous avons décidé d’utiliser un menu ainsi qu’un header identique<text:s/>à<text:s/>toutes les pages du site. Ce menu se compose du nom du projet, d’un bouton pour revenir à l’accueil, d’un bouton pour ajouter un profil, d’un bouton de connexion/déconnexion ainsi que d’une barre de recherche.</text:p>
      <text:p text:style-name="Normal"><text:tab/>La plus grande difficulté du projet a été de générer les graphiques correspondant à chaque jeu de valeur. La bibliothèque demande beaucoup de patience afin de comprendre comment<text:s/>les graphiques sont générés ainsi que les paramétrés qui rentrent en jeu sur chaque axe. Après que les graphiques ont été générés cela nous a permis de corriger les erreurs que nous pouvions avoir dans les différentes formules de calcul qui compose le projet.</text:p>
      <text:p text:style-name="Normal"/>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Conception de la BDD</text:p>
          </table:table-cell>
          <table:table-cell table:style-name="TableCell14">
            <text:p text:style-name="P15">Création des classes</text:p>
          </table:table-cell>
          <table:table-cell table:style-name="TableCell16">
            <text:p text:style-name="P17">Bibliothèque jpgraph</text:p>
          </table:table-cell>
          <table:table-cell table:style-name="TableCell18">
            <text:p text:style-name="P19">Partie utilisateur</text:p>
          </table:table-cell>
        </table:table-row>
        <table:table-row table:style-name="TableRow20">
          <table:table-cell table:style-name="TableCell21">
            <text:p text:style-name="P22">Alexandre</text:p>
          </table:table-cell>
          <table:table-cell table:style-name="TableCell23">
            <text:p text:style-name="P24">X</text:p>
          </table:table-cell>
          <table:table-cell table:style-name="TableCell25">
            <text:p text:style-name="P26"/>
          </table:table-cell>
          <table:table-cell table:style-name="TableCell27">
            <text:p text:style-name="P28"/>
          </table:table-cell>
          <table:table-cell table:style-name="TableCell29">
            <text:p text:style-name="P30">X</text:p>
          </table:table-cell>
        </table:table-row>
        <table:table-row table:style-name="TableRow31">
          <table:table-cell table:style-name="TableCell32">
            <text:p text:style-name="P33">Gurvan</text:p>
          </table:table-cell>
          <table:table-cell table:style-name="TableCell34">
            <text:p text:style-name="P35"/>
          </table:table-cell>
          <table:table-cell table:style-name="TableCell36">
            <text:p text:style-name="P37">X</text:p>
          </table:table-cell>
          <table:table-cell table:style-name="TableCell38">
            <text:p text:style-name="P39">X</text:p>
          </table:table-cell>
          <table:table-cell table:style-name="TableCell40">
            <text:p text:style-name="P4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rvan le cam</meta:initial-creator>
    <dc:creator>Alexandre Moigne</dc:creator>
    <meta:creation-date>2018-05-02T21:42:00Z</meta:creation-date>
    <dc:date>2018-05-02T21:55:00Z</dc:date>
    <meta:template xlink:href="Normal" xlink:type="simple"/>
    <meta:editing-cycles>3</meta:editing-cycles>
    <meta:editing-duration>PT180S</meta:editing-duration>
    <meta:document-statistic meta:page-count="1" meta:paragraph-count="3" meta:word-count="282" meta:character-count="1834" meta:row-count="12" meta:non-whitespace-character-count="1555"/>
  </office:meta>
</office:document-meta>
</file>